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46428215635218527" text:style-name="L1">
        <text:list-item>
          <text:p text:style-name="P1">Scan your image</text:p>
        </text:list-item>
        <text:list-item>
          <text:p text:style-name="P1">Create a transparency</text:p>
          <text:list>
            <text:list-item>
              <text:p text:style-name="P1">load into GIMP</text:p>
            </text:list-item>
            <text:list-item>
              <text:p text:style-name="P1">Open Toolbox (menu: Windows &gt;&gt; Toolbox, key-shortcut: CTRL+B)</text:p>
            </text:list-item>
          </text:list>
        </text:list-item>
      </text:list>
      <text:p text:style-name="Standard"/>
      <text:p text:style-name="Standard">Cut the image out</text:p>
      <text:list xml:id="list43720682" text:continue-numbering="true" text:style-name="L1">
        <text:list-item>
          <text:list>
            <text:list-item>
              <text:p text:style-name="P1">Select the Rectangular Select Tool (top left) <text:span text:style-name="T1">ICON</text:span></text:p>
            </text:list-item>
            <text:list-item>
              <text:p text:style-name="P1">Click <text:s/>and drage to highlight a box around your character</text:p>
            </text:list-item>
            <text:list-item>
              <text:p text:style-name="P1">Menu: Image &gt;&gt; Crop to Selection</text:p>
            </text:list-item>
          </text:list>
        </text:list-item>
      </text:list>
      <text:p text:style-name="Standard"/>
      <text:p text:style-name="Standard">Rotate the image</text:p>
      <text:list xml:id="list43701522" text:continue-numbering="true" text:style-name="L1">
        <text:list-item>
          <text:list>
            <text:list-item>
              <text:p text:style-name="P1">Select the Rotate Tool (8<text:span text:style-name="T2">th</text:span> icon down on left) <text:span text:style-name="T1">ICON</text:span> <text:s/></text:p>
            </text:list-item>
            <text:list-item>
              <text:p text:style-name="P1">Click on image and drag it around to set rotate position</text:p>
            </text:list-item>
            <text:list-item>
              <text:p text:style-name="P1">Click on Rotate in the Rotate Tool dialog box to perform the rotation</text:p>
            </text:list-item>
          </text:list>
        </text:list-item>
      </text:list>
      <text:p text:style-name="Standard"/>
      <text:p text:style-name="Standard">Remove/Reduce as white as possible</text:p>
      <text:list xml:id="list43724917" text:continue-numbering="true" text:style-name="L1">
        <text:list-item>
          <text:list>
            <text:list-item>
              <text:p text:style-name="P1">Menu: Colours &gt;&gt; Brightness/Contrast</text:p>
            </text:list-item>
            <text:list-item>
              <text:p text:style-name="P1">Move the Brightness &amp; Contrast sliders to remove noise around character </text:p>
            </text:list-item>
            <text:list-item>
              <text:p text:style-name="P1">Click on OK</text:p>
            </text:list-item>
          </text:list>
        </text:list-item>
      </text:list>
      <text:p text:style-name="Standard"/>
      <text:p text:style-name="Standard">Creat Transparency (remove the background colour)</text:p>
      <text:list xml:id="list43702059" text:continue-numbering="true" text:style-name="L1">
        <text:list-item>
          <text:list>
            <text:list-item>
              <text:p text:style-name="P1">Menu: Layer &gt;&gt; Transparency &gt;&gt; Add Alpha Channel</text:p>
            </text:list-item>
            <text:list-item>
              <text:p text:style-name="P1">If Add Alpha Channel greyed out – we already have an alpha channel</text:p>
            </text:list-item>
            <text:list-item>
              <text:p text:style-name="P1">Select the Fuzzy Select Tool (2<text:span text:style-name="T2">nd</text:span> icon down on right)</text:p>
            </text:list-item>
            <text:list-item>
              <text:p text:style-name="P1">Click on outside of character – area to be affected will be highlighted</text:p>
            </text:list-item>
            <text:list-item>
              <text:p text:style-name="P1">Click on Delete – transparent area will become chequer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26S</meta:editing-duration>
    <meta:editing-cycles>3</meta:editing-cycles>
    <meta:generator>OpenOffice/4.1.1$Win32 OpenOffice.org_project/411m6$Build-9775</meta:generator>
    <dc:date>2018-02-01T23:51:35.99</dc:date>
    <meta:document-statistic meta:table-count="0" meta:image-count="0" meta:object-count="0" meta:page-count="1" meta:paragraph-count="22" meta:word-count="182" meta:character-count="1000"/>
    <dc:creator>Laurence Molloy</dc:creator>
    <meta:user-defined meta:name="Info 1"/>
    <meta:user-defined meta:name="Info 2"/>
    <meta:user-defined meta:name="Info 3"/>
    <meta:user-defined meta:name="Info 4"/>
  </office:meta>
</office:document-meta>
</file>